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2pt" fo:font-weight="bold" officeooo:rsid="0005c15c" officeooo:paragraph-rsid="0005c15c" style:font-size-asian="22pt" style:font-weight-asian="bold" style:font-size-complex="22pt" style:font-weight-complex="bold"/>
    </style:style>
    <style:style style:name="P3" style:family="paragraph" style:parent-style-name="Standard">
      <style:paragraph-properties fo:text-align="end" style:justify-single-word="false"/>
      <style:text-properties style:font-name="Arial" fo:font-size="16pt" fo:font-weight="normal" officeooo:rsid="0005c15c" officeooo:paragraph-rsid="0005c15c" style:font-size-asian="14pt" style:font-weight-asian="normal" style:font-size-complex="16pt" style:font-weight-complex="normal"/>
    </style:style>
    <style:style style:name="P4" style:family="paragraph" style:parent-style-name="Standard">
      <style:paragraph-properties fo:text-align="end" style:justify-single-word="false"/>
      <style:text-properties style:font-name="Arial" fo:font-size="14pt" fo:font-weight="normal" officeooo:rsid="0005c15c" officeooo:paragraph-rsid="0005c15c" style:font-size-asian="12.25pt" style:font-weight-asian="normal" style:font-size-complex="14pt" style:font-weight-complex="normal"/>
    </style:style>
    <style:style style:name="P5" style:family="paragraph" style:parent-style-name="Standard">
      <style:paragraph-properties fo:text-align="end" style:justify-single-word="false"/>
      <style:text-properties style:font-name="Arial" fo:font-size="12pt" fo:font-weight="normal" officeooo:rsid="0005c15c" officeooo:paragraph-rsid="0005c15c" style:font-size-asian="12pt" style:font-weight-asian="normal" style:font-size-complex="12pt" style:font-weight-complex="normal"/>
    </style:style>
    <style:style style:name="P6" style:family="paragraph" style:parent-style-name="Standard">
      <style:paragraph-properties fo:line-height="115%" fo:text-align="justify" style:justify-single-word="false" style:writing-mode="page"/>
      <style:text-properties style:font-name="Arial" fo:font-size="12pt" style:text-underline-style="solid" style:text-underline-width="auto" style:text-underline-color="font-color" fo:font-weight="normal" officeooo:rsid="0005e5e8" officeooo:paragraph-rsid="0005e5e8" style:font-size-asian="12pt" style:font-weight-asian="normal" style:font-size-complex="12pt" style:font-weight-complex="normal"/>
    </style:style>
    <style:style style:name="P7" style:family="paragraph" style:parent-style-name="Standard">
      <style:paragraph-properties fo:line-height="115%" fo:text-align="justify" style:justify-single-word="false" style:writing-mode="page"/>
      <style:text-properties style:font-name="Arial" fo:font-size="12pt" style:text-underline-style="solid" style:text-underline-width="auto" style:text-underline-color="font-color" fo:font-weight="normal" officeooo:rsid="0007871d" officeooo:paragraph-rsid="0007871d"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writing-mode="page"/>
      <style:text-properties style:font-name="Arial" fo:font-size="12pt" style:text-underline-style="solid" style:text-underline-width="auto" style:text-underline-color="font-color" fo:font-weight="normal" officeooo:rsid="00087eec" officeooo:paragraph-rsid="00087eec" style:font-size-asian="12pt" style:font-weight-asian="normal" style:font-size-complex="12pt" style:font-weight-complex="normal"/>
    </style:style>
    <style:style style:name="P9" style:family="paragraph" style:parent-style-name="Standard" style:list-style-name="L1">
      <style:paragraph-properties fo:line-height="115%" fo:text-align="justify" style:justify-single-word="false" style:writing-mode="page"/>
      <style:text-properties style:font-name="Arial" fo:font-size="12pt" style:text-underline-style="solid" style:text-underline-width="auto" style:text-underline-color="font-color" fo:font-weight="normal" officeooo:rsid="00087eec" officeooo:paragraph-rsid="00087eec" style:font-size-asian="12pt" style:font-weight-asian="normal" style:font-size-complex="12pt" style:font-weight-complex="normal"/>
    </style:style>
    <style:style style:name="P10" style:family="paragraph" style:parent-style-name="Standard">
      <style:paragraph-properties fo:line-height="115%" fo:text-align="justify" style:justify-single-word="false" style:writing-mode="page"/>
      <style:text-properties style:font-name="Arial" fo:font-size="12pt" fo:font-weight="normal" officeooo:rsid="0005e5e8" officeooo:paragraph-rsid="0005e5e8" style:font-size-asian="12pt" style:font-weight-asian="normal" style:font-size-complex="12pt" style:font-weight-complex="normal"/>
    </style:style>
    <style:style style:name="P11" style:family="paragraph" style:parent-style-name="Standard">
      <style:paragraph-properties fo:line-height="115%" fo:text-align="justify" style:justify-single-word="false" style:writing-mode="page"/>
      <style:text-properties style:font-name="Arial" fo:font-size="12pt" style:text-underline-style="none" fo:font-weight="normal" officeooo:rsid="0005e5e8" officeooo:paragraph-rsid="0005e5e8" style:font-size-asian="12pt" style:font-weight-asian="normal" style:font-size-complex="12pt" style:font-weight-complex="normal"/>
    </style:style>
    <style:style style:name="P12" style:family="paragraph" style:parent-style-name="Standard">
      <style:paragraph-properties fo:line-height="115%" fo:text-align="justify" style:justify-single-word="false" style:writing-mode="page"/>
      <style:text-properties style:font-name="Arial" fo:font-size="12pt" style:text-underline-style="none" fo:font-weight="normal" officeooo:rsid="0007871d" officeooo:paragraph-rsid="0007871d" style:font-size-asian="12pt" style:font-weight-asian="normal" style:font-size-complex="12pt" style:font-weight-complex="normal"/>
    </style:style>
    <style:style style:name="P13" style:family="paragraph" style:parent-style-name="Standard">
      <style:paragraph-properties fo:line-height="115%" fo:text-align="justify" style:justify-single-word="false" style:writing-mode="page"/>
      <style:text-properties style:font-name="Arial" fo:font-size="12pt" style:text-underline-style="none" fo:font-weight="normal" officeooo:rsid="00087eec" officeooo:paragraph-rsid="00087eec"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7871d" style:font-style-asian="normal" style:font-style-complex="normal"/>
    </style:style>
    <style:style style:name="T5" style:family="text">
      <style:text-properties fo:font-style="normal" officeooo:rsid="00087eec"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style:font-name="Arial" fo:font-size="12pt" fo:font-style="normal" style:text-underline-style="none" fo:font-weight="bold" officeooo:rsid="00087eec" style:font-size-asian="12pt" style:font-style-asian="normal" style:font-weight-asian="bold" style:font-size-complex="12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INTELIGENCIA ARTIFICIAL – PRÁCTICA 2</text:p>
      <text:p text:style-name="P2"/>
      <text:p text:style-name="P2"/>
      <text:p text:style-name="P2">SISTEMAS BASADOS EN EL CONOCIMIENTO</text:p>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4"/>
      <text:p text:style-name="P4"/>
      <text:p text:style-name="P4"/>
      <text:p text:style-name="P4"/>
      <text:p text:style-name="P4"/>
      <text:p text:style-name="P5">Alex Pla</text:p>
      <text:p text:style-name="P5">Jan Manrique</text:p>
      <text:p text:style-name="P5">Arnau Orriols</text:p>
      <text:p text:style-name="P5"/>
      <text:p text:style-name="P5">Diciembre 2017</text:p>
      <text:h text:style-name="Heading_20_2" text:outline-level="2"><text:soft-page-break/>1. Identificación</text:h>
      <text:p text:style-name="P10">En primer lugar, haremos una descripción breve del problema, en relación con el enunciado. Luego, para saber si el problema es abordable a través de un SBC, tenemos que identificar las fuentes de conocimiento y analizar su complejidad para finalmente concluir.</text:p>
      <text:p text:style-name="P10"/>
      <text:p text:style-name="P6">1.1. Descripción del problema</text:p>
      <text:p text:style-name="P6"/>
      <text:p text:style-name="P11">El <text:span text:style-name="T1">Consorci de l’habitatge de Barcelona </text:span><text:span text:style-name="T3">necesita un sistema de recomendación de pisos y viviendas para los solicitantes que lo deseen.</text:span></text:p>
      <text:p text:style-name="P11"><text:span text:style-name="T3"/></text:p>
      <text:p text:style-name="P11"><text:span text:style-name="T3">Las viviendas tienen diferentes características, como por ejemplo la localización, el precio mensual, </text:span><text:span text:style-name="T4">la superfície, la cercanía de zonas de ocio, transporte público, etc. De manera que los solicitantes, que también tienen unas características personales, y preferencias/restricciones de entorno, podran responder una serie de preguntas al sistema y en función de la información ofrecida, se les mostrará una serie de ofertas con un grado de recomendación (Parcialmente adecuado / Adecuado / Muy recomendable).</text:span></text:p>
      <text:p text:style-name="P11"><text:span text:style-name="T4"/></text:p>
      <text:p text:style-name="P12"><text:span text:style-name="T3">De entrada, el sistema ya poseerá algunas características personales de los solicitantes, y de esta forma el sistema solo preguntará por las preferencias del usuario en relación a dormitorios, cercanía de servicios y precio máximo disupesto a pagar.</text:span></text:p>
      <text:p text:style-name="P12"><text:span text:style-name="T3"/></text:p>
      <text:p text:style-name="P7"><text:span text:style-name="T3">1.2. Fuentes del conocimiento</text:span></text:p>
      <text:p text:style-name="P12"><text:span text:style-name="T3"/></text:p>
      <text:p text:style-name="P12"><text:span text:style-name="T3">En primer lugar, la principal fuente de conocimiento del sistema será el propio usuario, o mejor dicho, los </text:span><text:span text:style-name="T6">solicitantes</text:span><text:span text:style-name="T3">. Esos son los que determinarán y harán descartar de entrada muchas de las opciones disponibles, dependiendo del tipo de solicitante (pareja, família, grupo, etc), de sus preferencias a introducir en el sistema,...</text:span></text:p>
      <text:p text:style-name="P12"><text:span text:style-name="T3"/></text:p>
      <text:p text:style-name="P12"><text:span text:style-name="T3">En segundo lugar, la información y características de las </text:span><text:span text:style-name="T6">viviendas </text:span><text:span text:style-name="T5">de las ofertas de alquiler, </text:span><text:span text:style-name="T3">es también una fuente principal de conocimiento, porque contiene la información que tendremos que </text:span><text:span text:style-name="T5">cruzar con la información de los solicitantes.</text:span></text:p>
      <text:p text:style-name="P12"><text:span text:style-name="T5"/></text:p>
      <text:p text:style-name="P13"><text:span text:style-name="T3">Finalmente, el </text:span><text:span text:style-name="T6">sentido común</text:span><text:span text:style-name="T3"> también juega un papel importante en la toma de decisiones, ya que por ejemplo si los solicitantes son jóvenes, priorizaremos una vivienda que esté cerca de una zona de ocio, etc.</text:span></text:p>
      <text:p text:style-name="P13"><text:span text:style-name="T3"/></text:p>
      <text:p text:style-name="P8"><text:span text:style-name="T3">1.3. Objetivos del sistema</text:span></text:p>
      <text:p text:style-name="P8"><text:span text:style-name="T7"/></text:p>
      <text:list xml:id="list3006268767" text:style-name="L1">
        <text:list-item>
          <text:p text:style-name="P9"><text:span text:style-name="T2">Obtener</text:span><text:span text:style-name="T7"> toda la información en cuanto a preferencias del solicitante.</text:span></text:p>
        </text:list-item>
        <text:list-item>
          <text:p text:style-name="P9"><text:span text:style-name="T2">Inferir</text:span><text:span text:style-name="T7"> toda la información que nos proporcione la ontología y las instancias en cuanto a características del solicitante y de las ofertas.</text:span></text:p>
        </text:list-item>
        <text:list-item>
          <text:p text:style-name="P9"><text:span text:style-name="T2">Filtrar</text:span><text:span text:style-name="T7"> y </text:span><text:span text:style-name="T2">descartar</text:span><text:span text:style-name="T7"> toda aquella información que no nos interese en el caso en concreto.</text:span></text:p>
        </text:list-item>
        <text:list-item>
          <text:p text:style-name="P9"><text:span text:style-name="T2">Evaluar</text:span><text:span text:style-name="T7"> y </text:span><text:span text:style-name="T2">presentar</text:span><text:span text:style-name="T7"> las possibles soluciones al usuario.</text:span></text:p>
        </text:list-item>
      </text:list>
      <text:h text:style-name="Heading_20_2" text:outline-level="2"><text:soft-page-break/>2. Conceptualizació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21:40.487853308</meta:creation-date>
    <dc:date>2017-12-17T14:02:13.751015874</dc:date>
    <meta:editing-duration>PT8M51S</meta:editing-duration>
    <meta:editing-cycles>1</meta:editing-cycles>
    <meta:generator>LibreOffice/5.4.3.2$MacOSX_X86_64 LibreOffice_project/92a7159f7e4af62137622921e809f8546db437e5</meta:generator>
    <meta:document-statistic meta:table-count="0" meta:image-count="0" meta:object-count="0" meta:page-count="3" meta:paragraph-count="22" meta:word-count="387" meta:character-count="2530" meta:non-whitespace-character-count="2168"/>
  </office:meta>
</office:document-meta>
</file>